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a8b" officeooo:paragraph-rsid="0017da8b"/>
    </style:style>
    <style:style style:name="P2" style:family="paragraph" style:parent-style-name="Standard">
      <style:text-properties officeooo:rsid="00189c75" officeooo:paragraph-rsid="00189c75"/>
    </style:style>
    <style:style style:name="P3" style:family="paragraph" style:parent-style-name="Standard">
      <style:text-properties officeooo:rsid="0019008f" officeooo:paragraph-rsid="0019008f"/>
    </style:style>
    <style:style style:name="P4" style:family="paragraph" style:parent-style-name="Standard">
      <style:text-properties fo:font-weight="bold" officeooo:rsid="0017da8b" officeooo:paragraph-rsid="0017da8b" style:font-weight-asian="bold" style:font-weight-complex="bold"/>
    </style:style>
    <style:style style:name="P5" style:family="paragraph" style:parent-style-name="Standard">
      <style:text-properties fo:font-weight="bold" officeooo:rsid="00189c75" officeooo:paragraph-rsid="00189c7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008f" officeooo:paragraph-rsid="0019008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da8b" officeooo:paragraph-rsid="0017da8b" style:font-weight-asian="bold" style:font-weight-complex="bold"/>
    </style:style>
    <style:style style:name="T1" style:family="text">
      <style:text-properties officeooo:rsid="00189c75"/>
    </style:style>
    <style:style style:name="T2" style:family="text">
      <style:text-properties officeooo:rsid="0019008f"/>
    </style:style>
    <style:style style:name="T3" style:family="text">
      <style:text-properties officeooo:rsid="00196630"/>
    </style:style>
    <style:style style:name="T4" style:family="text">
      <style:text-properties officeooo:rsid="001ac03c"/>
    </style:style>
    <style:style style:name="T5" style:family="text">
      <style:text-properties officeooo:rsid="001cc036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onent architecture description<text:tab/></text:p>
      <text:p text:style-name="P1"/>
      <text:p text:style-name="P4">Actor</text:p>
      <text:p text:style-name="P1"><text:tab/>actor is all of our drawable pieces in the world <text:s text:c="2"/></text:p>
      <text:p text:style-name="P1"/>
      <text:p text:style-name="P4">ActorComponent</text:p>
      <text:p text:style-name="P1"><text:tab/><text:span text:style-name="T5">A</text:span>ctorComponents are our <text:span text:style-name="T2">customizable</text:span> pieces used to build actors that have different functionality</text:p>
      <text:p text:style-name="P1"/>
      <text:p text:style-name="P5">SceneManager</text:p>
      <text:p text:style-name="P2"><text:tab/>is the controller of which scene to play at any current time</text:p>
      <text:p text:style-name="P1"><text:span text:style-name="T6">Scene</text:span> </text:p>
      <text:p text:style-name="P1"><text:tab/>scene is a collection of actors to be drawn</text:p>
      <text:p text:style-name="P1"><text:span text:style-name="T6">Camera</text:span> </text:p>
      <text:p text:style-name="P1"><text:tab/>camera is our viewport and container for our Ui elements</text:p>
      <text:p text:style-name="P1"/>
      <text:p text:style-name="P1"><text:span text:style-name="T6">UIComponents</text:span> </text:p>
      <text:p text:style-name="P1"><text:tab/>uicomponents are the various tools used to display information to the player</text:p>
      <text:p text:style-name="P1"/>
      <text:p text:style-name="P5">UISprite</text:p>
      <text:p text:style-name="P2"><text:tab/>is the image that will stick on the camera’s viewport</text:p>
      <text:p text:style-name="P5">Uitext</text:p>
      <text:p text:style-name="P2"><text:tab/>is the text that will stick on the camera’s viewport</text:p>
      <text:p text:style-name="P4">PhysicsComponent</text:p>
      <text:p text:style-name="P1"><text:tab/>physics <text:span text:style-name="T1">is our collision detection and gravity</text:span></text:p>
      <text:p text:style-name="P1"/>
      <text:p text:style-name="P5">Transform</text:p>
      <text:p text:style-name="P2"><text:tab/>is our PRS</text:p>
      <text:p text:style-name="P2"><text:span text:style-name="T6">Sprite</text:span> </text:p>
      <text:p text:style-name="P2"><text:tab/>is the image associated with the actor</text:p>
      <text:p text:style-name="P2"><text:span text:style-name="T6">Inputs</text:span> </text:p>
      <text:p text:style-name="P2"><text:tab/>is the controls that the Actor <text:span text:style-name="T4">receives</text:span> from input</text:p>
      <text:p text:style-name="P5">Animation</text:p>
      <text:p text:style-name="P2"><text:tab/>is the sprite sheet and the description of the images per animation</text:p>
      <text:p text:style-name="P5">Audio</text:p>
      <text:p text:style-name="P2"><text:tab/>is the audio files that the actor needs to play</text:p>
      <text:p text:style-name="P1"/>
      <text:p text:style-name="P6">The Game Loop</text:p>
      <text:p text:style-name="P3"/>
      <text:p text:style-name="P3"><text:tab/>We initialize a scene manager and add all the scenes to it. The scene manager determines which scene should be drawn and updated <text:span text:style-name="T3">and continues until the game is set to be termin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1:59:21.738000000</meta:creation-date>
    <dc:date>2018-10-12T14:03:15.690000000</dc:date>
    <meta:editing-duration>PT42M1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1" meta:word-count="187" meta:character-count="1116" meta:non-whitespace-character-count="936"/>
  </office:meta>
</office:document-meta>
</file>